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c702" officeooo:paragraph-rsid="001ec70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ec702" officeooo:paragraph-rsid="001ec70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ec702" officeooo:paragraph-rsid="001ec70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fb51e" officeooo:paragraph-rsid="001fb51e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20f49d" officeooo:paragraph-rsid="0020f49d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2282ea" officeooo:paragraph-rsid="002282e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ec702" officeooo:paragraph-rsid="001ec702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0f49d" officeooo:paragraph-rsid="0020f49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20f49d" officeooo:paragraph-rsid="0020f49d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fb51e" officeooo:paragraph-rsid="001fb51e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ab0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1ab0e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1ab0e" style:font-weight-asian="normal" style:font-weight-complex="normal"/>
    </style:style>
    <style:style style:name="T7" style:family="text">
      <style:text-properties officeooo:rsid="0021a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ote</text:p>
      <text:p text:style-name="P2"/>
      <text:p text:style-name="P7">Professeur<text:tab/>(<text:span text:style-name="T3">Nom_du_professeur</text:span>)</text:p>
      <text:p text:style-name="P7">Enseigne<text:tab/><text:tab/>(<text:span text:style-name="T3">Nom_du_professeur</text:span><text:span text:style-name="T1">, </text:span><text:span text:style-name="T3">Matiere_enseigne</text:span><text:span text:style-name="T1">, <text:tab/><text:tab/><text:tab/><text:tab/><text:tab/><text:tab/>Nombre_d'heure</text:span>)</text:p>
      <text:p text:style-name="P7">Matiere<text:tab/><text:tab/>(<text:span text:style-name="T3">Matiere_enseigne</text:span>)</text:p>
      <text:p text:style-name="P7">Etudie<text:tab/><text:tab/>(<text:span text:style-name="T3">Matiere_enseigne</text:span><text:span text:style-name="T1">, </text:span><text:span text:style-name="T3">Id_Eleve</text:span>)</text:p>
      <text:p text:style-name="P7">Eleve<text:tab/><text:tab/>(<text:span text:style-name="T3">Id_Eleve</text:span><text:span text:style-name="T1">, Nom, Prenom</text:span>)</text:p>
      <text:p text:style-name="P7">Suivre<text:tab/><text:tab/>(<text:span text:style-name="T3">Nom_de_la_classe</text:span><text:span text:style-name="T1">, </text:span><text:span text:style-name="T3">Id_Eleve</text:span><text:span text:style-name="T1">, Note</text:span>)</text:p>
      <text:p text:style-name="P7">Classe<text:tab/><text:tab/>(<text:span text:style-name="T3">Nom_de_la_classe</text:span>)</text:p>
      <text:p text:style-name="P7">Affecter<text:tab/><text:tab/>(<text:span text:style-name="T3">Numéro_de_la_salle</text:span><text:span text:style-name="T1">, </text:span><text:span text:style-name="T3">Nom_de_la_classe</text:span>)</text:p>
      <text:p text:style-name="P7">Salle <text:tab/><text:tab/>(<text:span text:style-name="T3">Numéro_de_salle</text:span>)</text:p>
      <text:p text:style-name="P7">____________________________________________________________</text:p>
      <text:p text:style-name="P3"/>
      <text:p text:style-name="P4">Cas Niche</text:p>
      <text:p text:style-name="P4"/>
      <text:p text:style-name="P10">Propriétaire<text:tab/>(<text:span text:style-name="T3">Nom_du_propriétaire</text:span><text:span text:style-name="T1">, Adresse_du_propriétaire</text:span>)</text:p>
      <text:p text:style-name="P10">Appartient<text:tab/>(<text:span text:style-name="T3">Numéro_de_matricule</text:span><text:span text:style-name="T1">, </text:span><text:span text:style-name="T3">Nom_du_propriétaire</text:span><text:span text:style-name="T1">, <text:tab/><text:tab/><text:tab/><text:tab/><text:tab/>Date_d_achat</text:span>)</text:p>
      <text:p text:style-name="P10">Chien<text:tab/><text:tab/>(<text:span text:style-name="T3">Numéro_de_matricule</text:span><text:span text:style-name="T5">, Nom_du_chien, <text:tab/><text:tab/><text:tab/><text:tab/><text:tab/><text:tab/>Date_de_naissance, Race, Sexe, Date_de_deces</text:span>)</text:p>
      <text:p text:style-name="P10">Participe<text:tab/><text:tab/>(<text:span text:style-name="T3">Numéro_de_matricule</text:span><text:span text:style-name="T5">, </text:span><text:span text:style-name="T3">Date_de_concours</text:span><text:span text:style-name="T5">, <text:tab/><text:tab/><text:tab/><text:tab/><text:tab/></text:span><text:span text:style-name="T3">Type_de_concours</text:span><text:span text:style-name="T5">, </text:span><text:span text:style-name="T3">Ville_de_concours</text:span><text:span text:style-name="T5">, <text:tab/><text:tab/><text:tab/><text:tab/><text:tab/><text:tab/>Résultat_du_concours</text:span>)</text:p>
      <text:p text:style-name="P10">Concours<text:tab/><text:tab/>(<text:span text:style-name="T3">Date_concours</text:span><text:span text:style-name="T1">, </text:span><text:span text:style-name="T3">Type_de_concours</text:span><text:span text:style-name="T1">, </text:span><text:span text:style-name="T3">Ville_de_concours</text:span>)</text:p>
      <text:p text:style-name="P10">____________________________________________________________</text:p>
      <text:p text:style-name="P10"/>
      <text:p text:style-name="P5">PMU Part-1</text:p>
      <text:p text:style-name="P5"/>
      <text:p text:style-name="P8">Propriétaire <text:tab/><text:span text:style-name="T7">(</text:span><text:span text:style-name="T4">Numéro_propriétaire</text:span><text:span text:style-name="T6">, Adresse, Rue, Ville, Code_postale, <text:tab/><text:tab/><text:tab/></text:span><text:span text:style-name="T4">Numéro_d_enregistrement</text:span><text:span text:style-name="T7">)</text:span></text:p>
      <text:p text:style-name="P8">Possède<text:tab/><text:tab/><text:span text:style-name="T7">(</text:span><text:span text:style-name="T4">Numéro_d_enregistrement</text:span><text:span text:style-name="T6">, </text:span><text:span text:style-name="T4">Numéro_propriétaire</text:span><text:span text:style-name="T7">)</text:span></text:p>
      <text:p text:style-name="P8">Cheval<text:tab/><text:tab/><text:span text:style-name="T7">(</text:span><text:span text:style-name="T4">Numéro_d_enregistrement</text:span><text:span text:style-name="T6">, Date_de_naissance, Mère, <text:tab/><text:tab/><text:tab/>Race, Couleur, Sexe, Lieux_de_naissance</text:span><text:span text:style-name="T7">)</text:span></text:p>
      <text:p text:style-name="P8">Suit<text:tab/><text:tab/><text:tab/><text:span text:style-name="T7">(</text:span><text:span text:style-name="T4">Numéro_d_enregistrement</text:span><text:span text:style-name="T6">, </text:span><text:span text:style-name="T4">Date_de_vaccin</text:span><text:span text:style-name="T7">)</text:span></text:p>
      <text:p text:style-name="P8">Vétérinaire<text:tab/><text:span text:style-name="T7">(</text:span><text:span text:style-name="T2">Numéro, </text:span><text:span text:style-name="T4">Date_de_vaccin</text:span><text:span text:style-name="T7">)</text:span></text:p>
      <text:p text:style-name="P9">____________________________________________________________</text:p>
      <text:p text:style-name="P6">PMU Part-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0:42:40.290720562</meta:creation-date>
    <dc:date>2024-06-04T12:21:34.460444446</dc:date>
    <meta:editing-duration>PT2H50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85" meta:character-count="1296" meta:non-whitespace-character-count="1186"/>
  </office:meta>
</office:document-meta>
</file>